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dobe Ming Std L" svg:font-family="'Adobe Ming Std L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in" fo:margin-bottom="0in"/>
    </style:style>
    <style:style style:name="P6" style:family="paragraph" style:parent-style-name="Standard">
      <style:paragraph-properties fo:margin-top="0in" fo:margin-bottom="0in" fo:line-height="100%" fo:orphans="2" fo:widows="2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Arial1" fo:font-size="10pt" style:font-name-asian="Adobe Ming Std L" style:font-size-asian="10pt" style:font-size-complex="10pt"/>
    </style:style>
    <style:style style:name="P8" style:family="paragraph" style:parent-style-name="Standard">
      <style:paragraph-properties fo:margin-top="0in" fo:margin-bottom="0in" fo:line-height="100%" fo:orphans="2" fo:widows="2" style:border-line-width-top="0.0346in 0.0138in 0.0138in" fo:padding-left="0in" fo:padding-right="0in" fo:padding-top="0.0138in" fo:padding-bottom="0in" fo:border-left="none" fo:border-right="none" fo:border-top="0.0622in double #00000a" fo:border-bottom="none"/>
      <style:text-properties style:font-name="Arial1" fo:font-size="10pt" style:font-size-asian="10pt" style:font-size-complex="10pt"/>
    </style:style>
    <style:style style:name="P9" style:family="paragraph" style:parent-style-name="Standard">
      <style:paragraph-properties fo:margin-left="0.6126in" fo:margin-right="0in" fo:margin-top="0in" fo:margin-bottom="0in" fo:line-height="100%" fo:orphans="2" fo:widows="2" fo:text-indent="0in" style:auto-text-indent="false"/>
      <style:text-properties style:font-name="Arial1" fo:font-size="10pt" style:font-name-asian="Adobe Ming Std L" style:font-size-asian="10pt" style:font-size-complex="10pt"/>
    </style:style>
    <style:style style:name="P10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line-height="100%" fo:text-align="center" style:justify-single-word="false" fo:orphans="2" fo:widows="2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1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 style:master-page-name="Standard">
      <style:paragraph-properties fo:margin-top="0in" fo:margin-bottom="0in" fo:line-height="100%" fo:text-align="center" style:justify-single-word="false" fo:orphans="2" fo:widows="2" style:page-number="auto"/>
    </style:style>
    <style:style style:name="T1" style:family="text">
      <style:text-properties style:font-name="Arial1" fo:font-size="10pt" style:font-name-asian="Adobe Ming Std L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Arial2" fo:font-size="11.25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T5" style:family="text">
      <style:text-properties style:font-name="Arial2" fo:font-size="11.2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docs-internal-guid-163d23a4-415e-ea39-64b4-e2d402e931e1"/><text:span text:style-name="T3">MVP Plan</text:span><text:span text:style-name="T4">: (Minimum Viable Product)</text:span></text:p>
      <text:list xml:id="list34585153" text:style-name="L1">
        <text:list-item>
          <text:p text:style-name="P13">First page</text:p>
          <text:list>
            <text:list-item>
              <text:p text:style-name="P13">List of events nearby, chronological in time</text:p>
            </text:list-item>
            <text:list-item>
              <text:p text:style-name="P13">Keywords, be able to filter the list </text:p>
              <text:list>
                <text:list-item>
                  <text:p text:style-name="P13">Filter by category</text:p>
                </text:list-item>
              </text:list>
            </text:list-item>
            <text:list-item>
              <text:p text:style-name="P13">Search by date/distance</text:p>
            </text:list-item>
            <text:list-item>
              <text:p text:style-name="P13">Search by event name</text:p>
            </text:list-item>
            <text:list-item>
              <text:p text:style-name="P13">Upcoming (default)</text:p>
            </text:list-item>
            <text:list-item>
              <text:p text:style-name="P13">Past</text:p>
            </text:list-item>
          </text:list>
        </text:list-item>
        <text:list-item>
          <text:p text:style-name="P13">Events Page</text:p>
        </text:list-item>
      </text:list>
      <text:list xml:id="list34574852" text:style-name="L2">
        <text:list-item>
          <text:list>
            <text:list-item>
              <text:p text:style-name="P14">Tag multiple issues (ex. mass incarceration, environment)</text:p>
            </text:list-item>
            <text:list-item>
              <text:p text:style-name="P14">Tag event category (ex. workshop, protest)</text:p>
            </text:list-item>
            <text:list-item>
              <text:p text:style-name="P14">GPS function</text:p>
            </text:list-item>
            <text:list-item>
              <text:p text:style-name="P15">‘<text:span text:style-name="T5">Map’ button on the bottom, ‘Create Event’ button on top right</text:span></text:p>
            </text:list-item>
            <text:list-item>
              <text:p text:style-name="P14">task list</text:p>
            </text:list-item>
          </text:list>
        </text:list-item>
        <text:list-item>
          <text:p text:style-name="P14">Task Page</text:p>
          <text:list>
            <text:list-item>
              <text:p text:style-name="P14">assign or sign up to complete tasks</text:p>
            </text:list-item>
            <text:list-item>
              <text:p text:style-name="P14">donation items needed</text:p>
            </text:list-item>
          </text:list>
        </text:list-item>
        <text:list-item>
          <text:p text:style-name="P14">Settings Page</text:p>
          <text:list>
            <text:list-item>
              <text:p text:style-name="P14">push notification frequency option</text:p>
            </text:list-item>
            <text:list-item>
              <text:p text:style-name="P14">change name, email, facebook connection, phone #</text:p>
            </text:list-item>
            <text:list-item>
              <text:p text:style-name="P14">affiliation with groups</text:p>
            </text:list-item>
          </text:list>
        </text:list-item>
        <text:list-item>
          <text:p text:style-name="P14">Notification Page</text:p>
        </text:list-item>
        <text:list-item>
          <text:p text:style-name="P14">Profile Page</text:p>
          <text:list>
            <text:list-item>
              <text:p text:style-name="P14">personal account</text:p>
            </text:list-item>
            <text:list-item>
              <text:p text:style-name="P14">org account</text:p>
            </text:list-item>
            <text:list-item>
              <text:p text:style-name="P14">my tasks</text:p>
            </text:list-item>
          </text:list>
        </text:list-item>
        <text:list-item>
          <text:p text:style-name="P14">Log In page</text:p>
        </text:list-item>
        <text:list-item>
          <text:p text:style-name="P14">Sign up page</text:p>
        </text:list-item>
        <text:list-item>
          <text:p text:style-name="P14">Friends list</text:p>
        </text:list-item>
        <text:list-item>
          <text:p text:style-name="P12"/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dobe Ming Std L" svg:font-family="'Adobe Ming Std L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tkinsey</meta:initial-creator>
    <dc:creator>Jermaine Taylor</dc:creator>
    <meta:editing-cycles>5</meta:editing-cycles>
    <meta:creation-date>2013-10-09T16:40:00</meta:creation-date>
    <dc:date>2014-02-17T14:46:16.18</dc:date>
    <meta:editing-duration>PT86H19M24S</meta:editing-duration>
    <meta:generator>OpenOffice.org/3.1$Win32 OpenOffice.org_project/310m11$Build-9399</meta:generator>
    <meta:document-statistic meta:table-count="0" meta:image-count="0" meta:object-count="0" meta:page-count="1" meta:paragraph-count="30" meta:word-count="141" meta:character-count="741"/>
    <meta:template xlink:type="simple" xlink:actuate="onRequest" xlink:title="Normal" xlink:href=""/>
  </office:meta>
</office:document-meta>
</file>